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tshirts" xlink:type="simple">https://shop.polymer-project.org/list/men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tshirts" xlink:type="simple">https://shop.polymer-project.org/list/ladie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.00.0000</text:date>, <text:time style:data-style-name="N2" text:time-value="20:20:04.68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9T20:21:50.903000000</dc:date>
    <meta:editing-duration>PT5H35M57S</meta:editing-duration>
    <meta:editing-cycles>33</meta:editing-cycles>
    <meta:generator>LibreOffice/7.6.2.1$Windows_X86_64 LibreOffice_project/56f7684011345957bbf33a7ee678afaf4d2ba333</meta:generator>
    <meta:document-statistic meta:table-count="8" meta:cell-count="869" meta:object-count="0"/>
  </office:meta>
</office:document-meta>
</file>